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b83" officeooo:paragraph-rsid="00049b83"/>
    </style:style>
    <style:style style:name="P2" style:family="paragraph" style:parent-style-name="Standard">
      <style:text-properties officeooo:rsid="000601f7" officeooo:paragraph-rsid="000601f7"/>
    </style:style>
    <style:style style:name="P3" style:family="paragraph" style:parent-style-name="Standard">
      <style:text-properties officeooo:rsid="0007faab" officeooo:paragraph-rsid="0007faab"/>
    </style:style>
    <style:style style:name="P4" style:family="paragraph" style:parent-style-name="Standard">
      <style:text-properties fo:font-weight="bold" officeooo:rsid="00049b83" officeooo:paragraph-rsid="00049b83" style:font-weight-asian="bold" style:font-weight-complex="bold"/>
    </style:style>
    <style:style style:name="P5" style:family="paragraph" style:parent-style-name="Standard">
      <style:text-properties fo:font-weight="bold" officeooo:rsid="000601f7" officeooo:paragraph-rsid="000601f7" style:font-weight-asian="bold" style:font-weight-complex="bold"/>
    </style:style>
    <style:style style:name="P6" style:family="paragraph" style:parent-style-name="Standard">
      <style:text-properties fo:font-weight="bold" officeooo:rsid="0007faab" officeooo:paragraph-rsid="0007faab" style:font-weight-asian="bold" style:font-weight-complex="bold"/>
    </style:style>
    <style:style style:name="T1" style:family="text">
      <style:text-properties officeooo:rsid="00062406"/>
    </style:style>
    <style:style style:name="T2" style:family="text">
      <style:text-properties officeooo:rsid="00081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thias</text:p>
      <text:p text:style-name="P1">Perso bonne éducation</text:p>
      <text:p text:style-name="P1">Pas très puissant</text:p>
      <text:p text:style-name="P1">impliqué parce que perdu quelqu’un</text:p>
      <text:p text:style-name="P1">sympas, social</text:p>
      <text:p text:style-name="P1"/>
      <text:p text:style-name="P5">Rémy</text:p>
      <text:p text:style-name="P2">Barde <text:span text:style-name="T1">adepte de Gaeln</text:span></text:p>
      <text:p text:style-name="P1"/>
      <text:p text:style-name="P5">Aurélien</text:p>
      <text:p text:style-name="P2">Gnome, Gens du voyage → Chanteur folklorique</text:p>
      <text:p text:style-name="P2"/>
      <text:p text:style-name="P6">Theo</text:p>
      <text:p text:style-name="P3">Guerrier <text:span text:style-name="T2">Guando Percep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6:51:00.949000000</meta:creation-date>
    <dc:date>2021-04-24T15:00:24.502000000</dc:date>
    <meta:editing-duration>P2DT6H15M39S</meta:editing-duration>
    <meta:editing-cycles>4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1" meta:word-count="31" meta:character-count="200" meta:non-whitespace-character-count="180"/>
  </office:meta>
</office:document-meta>
</file>